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671cm" fo:min-width="3.3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671cm" fo:min-width="3.947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1111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111111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11111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11111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11111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11111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11111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6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677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8.56cm" fo:min-width="15.803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7.42cm" fo:min-width="15.803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58cm"/>
      <style:paragraph-properties style:writing-mode="lr-tb"/>
    </style:style>
    <style:style style:name="gr16" style:family="graphic" style:parent-style-name="Text_20_A0">
      <style:graphic-properties draw:stroke="none" svg:stroke-color="#000000" draw:fill="none" draw:fill-color="#ffffff" draw:textarea-horizontal-align="left" draw:auto-grow-height="true" draw:auto-grow-width="false" fo:min-height="0.728cm" fo:min-width="2.258cm"/>
      <style:paragraph-properties style:writing-mode="lr-tb"/>
    </style:style>
    <style:style style:name="gr17" style:family="graphic" style:parent-style-name="Text_20_A0">
      <style:graphic-properties draw:stroke="none" svg:stroke-color="#000000" draw:fill="none" draw:fill-color="#ffffff" draw:textarea-horizontal-align="left" draw:auto-grow-height="true" draw:auto-grow-width="false" fo:min-height="0.791cm" fo:min-width="2.258cm"/>
      <style:paragraph-properties style:writing-mode="lr-tb"/>
    </style:style>
    <style:style style:name="gr18" style:family="graphic" style:parent-style-name="objectwithoutfill">
      <style:graphic-properties svg:stroke-width="0.081cm" svg:stroke-color="#1c1c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1c1c1c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1c1c1c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8.56cm" fo:min-width="18.222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9.546cm" fo:min-width="18.222cm" fo:padding-top="0.165cm" fo:padding-bottom="0.165cm" fo:padding-left="0.29cm" fo:padding-right="0.29cm"/>
      <style:paragraph-properties style:writing-mode="lr-tb"/>
    </style:style>
    <style:style style:name="gr23" style:family="graphic" style:parent-style-name="objectwithoutfill">
      <style:graphic-properties svg:stroke-width="0.081cm" svg:stroke-color="#1c1c1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Text_20_A0">
      <style:graphic-properties draw:stroke="none" svg:stroke-color="#000000" draw:fill="solid" draw:fill-color="#ffffff" draw:textarea-horizontal-align="left" draw:auto-grow-height="true" draw:auto-grow-width="false" fo:min-height="0.728cm" fo:min-width="2.258cm"/>
      <style:paragraph-properties style:writing-mode="lr-tb"/>
    </style:style>
    <style:style style:name="gr25" style:family="graphic" style:parent-style-name="Text_20_A0">
      <style:graphic-properties draw:stroke="none" svg:stroke-color="#000000" draw:fill="none" draw:fill-color="#ffffff" draw:textarea-horizontal-align="left" draw:auto-grow-height="true" draw:auto-grow-width="false" fo:min-height="0.657cm" fo:min-width="2.258cm"/>
      <style:paragraph-properties style:writing-mode="lr-tb"/>
    </style:style>
    <style:style style:name="gr26" style:family="graphic" style:parent-style-name="Text_20_A0">
      <style:graphic-properties draw:stroke="none" svg:stroke-color="#000000" draw:fill="none" draw:fill-color="#ffffff" draw:textarea-horizontal-align="left" draw:auto-grow-height="true" draw:auto-grow-width="false" fo:min-height="0.663cm" fo:min-width="2.25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5cm"/>
      <style:paragraph-properties style:writing-mode="lr-tb"/>
    </style:style>
    <style:style style:name="gr28" style:family="graphic" style:parent-style-name="objectwithoutfill">
      <style:graphic-properties svg:stroke-width="0.081cm" svg:stroke-color="#1c1c1c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1c1c1c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1c1c1c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1c1c1c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1c1c1c" draw:marker-start="Arrowheads_20_17" draw:marker-start-width="0.4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1c1c1c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1c1c1c" draw:marker-start="Arrowheads_20_21" draw:marker-start-width="0.4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1c1c1c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397cm" fo:min-width="5.207cm" fo:padding-top="0.04cm" fo:padding-bottom="0.04cm" fo:padding-left="0.04cm" fo:padding-right="0.04cm"/>
      <style:paragraph-properties style:writing-mode="lr-tb"/>
    </style:style>
    <style:style style:name="gr37" style:family="graphic" style:parent-style-name="objectwithoutfill">
      <style:graphic-properties svg:stroke-width="0.081cm" svg:stroke-color="#1c1c1c" draw:marker-start-width="0.321cm" draw:marker-end="Arrowheads_20_25" draw:marker-end-width="0.421cm" draw:fill="solid" draw:fill-color="#ffffff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1c1c1c" draw:marker-start-width="0.321cm" draw:marker-end="Arrowheads_20_26" draw:marker-end-width="0.421cm" draw:fill="solid" draw:fill-color="#ffffff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1c1c1c" draw:marker-start-width="0.321cm" draw:marker-end="Arrowheads_20_27" draw:marker-end-width="0.421cm" draw:fill="solid" draw:fill-color="#ffffff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1c1c1c" draw:marker-start-width="0.321cm" draw:marker-end="Arrowheads_20_28" draw:marker-end-width="0.421cm" draw:fill="solid" draw:fill-color="#ffffff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1c1c1c" draw:marker-start-width="0.321cm" draw:marker-end="Arrowheads_20_29" draw:marker-end-width="0.421cm" draw:fill="solid" draw:fill-color="#ffffff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1c1c1c" draw:marker-start-width="0.321cm" draw:marker-end="Arrowheads_20_30" draw:marker-end-width="0.421cm" draw:fill="solid" draw:fill-color="#ffffff" draw:textarea-vertical-align="middle" fo:padding-top="0.165cm" fo:padding-bottom="0.165cm" fo:padding-left="0.29cm" fo:padding-right="0.29cm"/>
    </style:style>
    <style:style style:name="gr43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57cm" fo:min-width="4.582cm"/>
      <style:paragraph-properties style:writing-mode="lr-tb"/>
    </style:style>
    <style:style style:name="gr44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57cm" fo:min-width="4.439cm"/>
      <style:paragraph-properties style:writing-mode="lr-tb"/>
    </style:style>
    <style:style style:name="gr45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1.313cm" fo:min-width="3.139cm"/>
      <style:paragraph-properties style:writing-mode="lr-tb"/>
    </style:style>
    <style:style style:name="gr46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57cm" fo:min-width="4.519cm"/>
      <style:paragraph-properties style:writing-mode="lr-tb"/>
    </style:style>
    <style:style style:name="gr47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57cm" fo:min-width="5.662cm"/>
      <style:paragraph-properties style:writing-mode="lr-tb"/>
    </style:style>
    <style:style style:name="gr48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57cm" fo:min-width="2.398cm"/>
      <style:paragraph-properties style:writing-mode="lr-tb"/>
    </style:style>
    <style:style style:name="gr49" style:family="graphic" style:parent-style-name="objectwithoutfill">
      <style:graphic-properties svg:stroke-width="0.081cm" svg:stroke-color="#1c1c1c" draw:marker-start-width="0.321cm" draw:marker-end="Arrowheads_20_31" draw:marker-end-width="0.421cm" draw:fill="solid" draw:fill-color="#ffffff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1c1c1c" draw:marker-start-width="0.321cm" draw:marker-end="Arrowheads_20_32" draw:marker-end-width="0.421cm" draw:fill="solid" draw:fill-color="#ffffff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1c1c1c" draw:marker-start-width="0.321cm" draw:marker-end="Arrowheads_20_33" draw:marker-end-width="0.421cm" draw:fill="solid" draw:fill-color="#ffffff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1c1c1c" draw:marker-start-width="0.321cm" draw:marker-end="Arrowheads_20_34" draw:marker-end-width="0.421cm" draw:fill="solid" draw:fill-color="#ffffff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1c1c1c" draw:marker-start-width="0.321cm" draw:marker-end="Arrowheads_20_35" draw:marker-end-width="0.421cm" draw:fill="solid" draw:fill-color="#ffffff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svg:stroke-width="0.081cm" svg:stroke-color="#1c1c1c" draw:marker-start-width="0.321cm" draw:marker-end="Arrowheads_20_36" draw:marker-end-width="0.421cm" draw:fill="solid" draw:fill-color="#ffffff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1cm" svg:stroke-color="#1c1c1c" draw:marker-start-width="0.321cm" draw:marker-end="Arrowheads_20_37" draw:marker-end-width="0.421cm" draw:fill="solid" draw:fill-color="#ffffff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1cm" svg:stroke-color="#1c1c1c" draw:marker-start-width="0.321cm" draw:marker-end="Arrowheads_20_38" draw:marker-end-width="0.421cm" draw:fill="solid" draw:fill-color="#ffffff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81cm" svg:stroke-color="#1c1c1c" draw:marker-start-width="0.321cm" draw:marker-end="Arrowheads_20_39" draw:marker-end-width="0.421cm" draw:fill="solid" draw:fill-color="#ffffff" draw:textarea-vertical-align="middle" fo:padding-top="0.165cm" fo:padding-bottom="0.165cm" fo:padding-left="0.29cm" fo:padding-right="0.29cm"/>
    </style:style>
    <style:style style:name="gr58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1.313cm" fo:min-width="2.995cm"/>
      <style:paragraph-properties style:writing-mode="lr-tb"/>
    </style:style>
    <style:style style:name="gr59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325cm" fo:min-width="5.127cm" fo:padding-top="0.04cm" fo:padding-bottom="0.04cm" fo:padding-left="0.04cm" fo:padding-right="0.04cm"/>
      <style:paragraph-properties style:writing-mode="lr-tb"/>
    </style:style>
    <style:style style:name="gr60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324cm" fo:min-width="5.127cm" fo:padding-top="0.04cm" fo:padding-bottom="0.04cm" fo:padding-left="0.04cm" fo:padding-right="0.04cm"/>
      <style:paragraph-properties style:writing-mode="lr-tb"/>
    </style:style>
    <style:style style:name="gr61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61cm" fo:min-width="4.582cm"/>
      <style:paragraph-properties style:writing-mode="lr-tb"/>
    </style:style>
    <style:style style:name="gr62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61cm" fo:min-width="4.439cm"/>
      <style:paragraph-properties style:writing-mode="lr-tb"/>
    </style:style>
    <style:style style:name="gr63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1.32cm" fo:min-width="3.139cm"/>
      <style:paragraph-properties style:writing-mode="lr-tb"/>
    </style:style>
    <style:style style:name="gr64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6cm" fo:min-width="4.519cm"/>
      <style:paragraph-properties style:writing-mode="lr-tb"/>
    </style:style>
    <style:style style:name="gr65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62cm" fo:min-width="5.662cm"/>
      <style:paragraph-properties style:writing-mode="lr-tb"/>
    </style:style>
    <style:style style:name="gr66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0.661cm" fo:min-width="2.398cm"/>
      <style:paragraph-properties style:writing-mode="lr-tb"/>
    </style:style>
    <style:style style:name="gr67" style:family="graphic" style:parent-style-name="objectwithoutfill">
      <style:graphic-properties draw:stroke="dash" draw:stroke-dash="Dash" svg:stroke-width="0.081cm" svg:stroke-color="#1c1c1c" draw:marker-start-width="0.321cm" draw:marker-end="Arrowheads_20_40" draw:marker-end-width="0.421cm" draw:fill="solid" draw:fill-color="#ffffff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draw:stroke="dash" draw:stroke-dash="Dash" svg:stroke-width="0.081cm" svg:stroke-color="#1c1c1c" draw:marker-start-width="0.321cm" draw:marker-end="Arrowheads_20_41" draw:marker-end-width="0.421cm" draw:fill="solid" draw:fill-color="#ffffff" draw:textarea-vertical-align="middle" fo:padding-top="0.165cm" fo:padding-bottom="0.165cm" fo:padding-left="0.29cm" fo:padding-right="0.29cm"/>
    </style:style>
    <style:style style:name="gr69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326cm" fo:min-width="5.127cm" fo:padding-top="0.04cm" fo:padding-bottom="0.04cm" fo:padding-left="0.04cm" fo:padding-right="0.04cm"/>
      <style:paragraph-properties style:writing-mode="lr-tb"/>
    </style:style>
    <style:style style:name="gr70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top" draw:auto-grow-height="false" fo:min-height="4.473cm" fo:min-width="8.302cm" fo:padding-top="0.04cm" fo:padding-bottom="0.04cm" fo:padding-left="0.04cm" fo:padding-right="0.04cm"/>
      <style:paragraph-properties style:writing-mode="lr-tb"/>
    </style:style>
    <style:style style:name="gr71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915cm" fo:min-width="5.579cm" fo:padding-top="0.04cm" fo:padding-bottom="0.04cm" fo:padding-left="0.04cm" fo:padding-right="0.04cm"/>
      <style:paragraph-properties style:writing-mode="lr-tb"/>
    </style:style>
    <style:style style:name="gr72" style:family="graphic" style:parent-style-name="Text_20_A0">
      <style:graphic-properties draw:stroke="solid"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0.914cm" fo:min-width="5.579cm" fo:padding-top="0.04cm" fo:padding-bottom="0.04cm" fo:padding-left="0.04cm" fo:padding-right="0.04cm"/>
      <style:paragraph-properties style:writing-mode="lr-tb"/>
    </style:style>
    <style:style style:name="gr73" style:family="graphic" style:parent-style-name="objectwithoutfill">
      <style:graphic-properties svg:stroke-width="0.081cm" svg:stroke-color="#1c1c1c" draw:marker-start-width="0.321cm" draw:marker-end="Arrowheads_20_42" draw:marker-end-width="0.421cm" draw:fill="solid" draw:fill-color="#ffffff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svg:stroke-width="0.081cm" svg:stroke-color="#1c1c1c" draw:marker-start-width="0.321cm" draw:marker-end="Arrowheads_20_43" draw:marker-end-width="0.421cm" draw:fill="solid" draw:fill-color="#ffffff" draw:textarea-vertical-align="middle" fo:padding-top="0.165cm" fo:padding-bottom="0.165cm" fo:padding-left="0.29cm" fo:padding-right="0.29cm"/>
    </style:style>
    <style:style style:name="gr75" style:family="graphic" style:parent-style-name="objectwithoutfill">
      <style:graphic-properties svg:stroke-width="0.081cm" svg:stroke-color="#1c1c1c" draw:marker-start-width="0.321cm" draw:marker-end="Arrowheads_20_44" draw:marker-end-width="0.421cm" draw:fill="solid" draw:fill-color="#ffffff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1c1c1c" draw:marker-start-width="0.321cm" draw:marker-end="Arrowheads_20_45" draw:marker-end-width="0.421cm" draw:fill="solid" draw:fill-color="#ffffff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svg:stroke-width="0.081cm" svg:stroke-color="#1c1c1c" draw:marker-start-width="0.321cm" draw:marker-end="Arrowheads_20_46" draw:marker-end-width="0.421cm" draw:fill="solid" draw:fill-color="#ffffff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1c1c1c" draw:marker-start-width="0.321cm" draw:marker-end="Arrowheads_20_47" draw:marker-end-width="0.421cm" draw:fill="solid" draw:fill-color="#ffffff" draw:textarea-vertical-align="middle" fo:padding-top="0.165cm" fo:padding-bottom="0.165cm" fo:padding-left="0.29cm" fo:padding-right="0.29cm"/>
    </style:style>
    <style:style style:name="gr79" style:family="graphic" style:parent-style-name="objectwithoutfill">
      <style:graphic-properties svg:stroke-width="0.081cm" svg:stroke-color="#1c1c1c" draw:marker-start-width="0.321cm" draw:marker-end="Arrowheads_20_48" draw:marker-end-width="0.421cm" draw:fill="solid" draw:fill-color="#ffffff" draw:textarea-vertical-align="middle" fo:padding-top="0.165cm" fo:padding-bottom="0.165cm" fo:padding-left="0.29cm" fo:padding-right="0.29cm"/>
    </style:style>
    <style:style style:name="gr80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1.32cm" fo:min-width="2.059cm"/>
      <style:paragraph-properties style:writing-mode="lr-tb"/>
    </style:style>
    <style:style style:name="gr81" style:family="graphic" style:parent-style-name="Text_20_A0">
      <style:graphic-properties draw:stroke="none" svg:stroke-color="#000000" draw:fill="none" draw:fill-color="#ffffff" draw:textarea-horizontal-align="left" draw:auto-grow-height="true" draw:auto-grow-width="true" fo:min-height="1.321cm" fo:min-width="4.337cm"/>
      <style:paragraph-properties style:writing-mode="lr-tb"/>
    </style:style>
    <style:style style:name="gr82" style:family="graphic" style:parent-style-name="Text_20_A0">
      <style:graphic-properties draw:stroke="none" svg:stroke-color="#000000" draw:fill="solid" draw:fill-color="#ffffff" draw:textarea-horizontal-align="left" draw:auto-grow-height="true" draw:auto-grow-width="true" fo:min-height="1.321cm" fo:min-width="3.8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3"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style:font-name="Roboto3"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style:font-name="Roboto3" fo:font-size="16pt"/>
    </style:style>
    <style:style style:name="P4" style:family="paragraph">
      <loext:graphic-properties draw:fill="none"/>
      <style:paragraph-properties fo:text-align="center" style:writing-mode="lr-tb"/>
      <style:text-properties style:font-name="Roboto3" fo:font-size="16pt"/>
    </style:style>
    <style:style style:name="P5" style:family="paragraph">
      <style:text-properties style:font-name="Roboto3" fo:font-size="18pt"/>
    </style:style>
    <style:style style:name="P6" style:family="paragraph">
      <loext:graphic-properties draw:fill="none" draw:fill-color="#ffffff"/>
      <style:paragraph-properties style:writing-mode="lr-tb"/>
      <style:text-properties style:font-name="Roboto3" fo:font-size="18pt"/>
    </style:style>
    <style:style style:name="P7" style:family="paragraph">
      <style:paragraph-properties fo:text-align="center"/>
      <style:text-properties style:font-name="Roboto3"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Roboto3" fo:font-size="18pt"/>
    </style:style>
    <style:style style:name="P9" style:family="paragraph">
      <loext:graphic-properties draw:fill-color="#ffffff"/>
      <style:paragraph-properties fo:text-align="center" style:writing-mode="lr-tb"/>
      <style:text-properties style:font-name="Roboto3" fo:font-size="16pt"/>
    </style:style>
    <style:style style:name="P10" style:family="paragraph">
      <style:text-properties style:font-name="Roboto3" fo:font-size="16pt"/>
    </style:style>
    <style:style style:name="P11" style:family="paragraph">
      <loext:graphic-properties draw:fill="none" draw:fill-color="#ffffff"/>
      <style:paragraph-properties style:writing-mode="lr-tb"/>
      <style:text-properties style:font-name="Roboto3" fo:font-size="16pt" fo:font-weight="bold" style:font-weight-asian="bold" style:font-weight-complex="bold"/>
    </style:style>
    <style:style style:name="P12" style:family="paragraph">
      <style:paragraph-properties fo:text-align="end"/>
      <style:text-properties style:font-name="Roboto3" fo:font-size="16pt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Roboto3" fo:font-size="16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Roboto3" fo:font-size="16pt"/>
    </style:style>
    <style:style style:name="P15" style:family="paragraph">
      <loext:graphic-properties draw:fill="solid" draw:fill-color="#ffffff"/>
      <style:paragraph-properties style:writing-mode="lr-tb"/>
      <style:text-properties style:font-name="Roboto3" fo:font-size="16pt"/>
    </style:style>
    <style:style style:name="P16" style:family="paragraph">
      <style:paragraph-properties fo:text-align="center"/>
      <style:text-properties style:font-name="Roboto3" fo:font-size="16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oboto3" fo:font-size="16pt"/>
    </style:style>
    <style:style style:name="P18" style:family="paragraph">
      <style:paragraph-properties fo:text-align="center" style:writing-mode="lr-tb"/>
      <style:text-properties fo:font-size="16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20" style:family="paragraph">
      <loext:graphic-properties draw:fill="solid" draw:fill-color="#ffffff"/>
      <style:paragraph-properties fo:text-align="center"/>
      <style:text-properties fo:font-size="16pt"/>
    </style:style>
    <style:style style:name="P21" style:family="paragraph">
      <style:text-properties fo:font-size="16pt"/>
    </style:style>
    <style:style style:name="P22" style:family="paragraph">
      <loext:graphic-properties draw:fill="solid" draw:fill-color="#ffffff"/>
      <style:paragraph-properties style:writing-mode="lr-tb"/>
      <style:text-properties fo:font-size="16pt"/>
    </style:style>
    <style:style style:name="P23" style:family="paragraph">
      <style:paragraph-properties fo:text-align="center"/>
      <style:text-properties fo:font-size="16pt"/>
    </style:style>
    <style:style style:name="P24" style:family="paragraph">
      <loext:graphic-properties draw:fill="none" draw:fill-color="#ffffff"/>
      <style:paragraph-properties style:writing-mode="lr-tb"/>
      <style:text-properties fo:font-size="16pt"/>
    </style:style>
    <style:style style:name="P25" style:family="paragraph">
      <style:paragraph-properties fo:text-align="end"/>
      <style:text-properties fo:font-size="16pt"/>
    </style:style>
    <style:style style:name="P26" style:family="paragraph">
      <loext:graphic-properties draw:fill="solid" draw:fill-color="#ffffff"/>
      <style:paragraph-properties fo:text-align="end" style:writing-mode="lr-tb"/>
      <style:text-properties fo:font-size="16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921cm" svg:x="-2.857cm" svg:y="4.683cm">
          <text:p text:style-name="P1"><text:span text:style-name="T1">Requireme</text:span><text:span text:style-name="T1">nts</text:span><text:span text:style-name="T1"><text:line-break/></text:span><text:span text:style-name="T1">Definition</text:span><text:span text:style-name="T1"><text:line-break/></text:span><text:span text:style-name="T1"><text:line-break/></text:span><text:span text:style-name="T1">3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921cm" svg:x="2.143cm" svg:y="4.683cm">
          <text:p text:style-name="P1"><text:span text:style-name="T1">Preliminary</text:span><text:span text:style-name="T1"><text:line-break/></text:span><text:span text:style-name="T1">Design</text:span><text:span text:style-name="T1"><text:line-break/></text:span><text:span text:style-name="T1"><text:line-break/></text:span><text:span text:style-name="T1">3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2.921cm" svg:x="7.143cm" svg:y="4.683cm">
          <text:p text:style-name="P1"><text:span text:style-name="T1">Detailed</text:span><text:span text:style-name="T1"><text:line-break/></text:span><text:span text:style-name="T1">Design</text:span><text:span text:style-name="T1"><text:line-break/></text:span><text:span text:style-name="T1"><text:line-break/></text:span><text:span text:style-name="T1">5%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447cm" svg:height="2.921cm" svg:x="12.143cm" svg:y="4.683cm">
          <text:p text:style-name="P1"><text:span text:style-name="T1">Implementation</text:span><text:span text:style-name="T1"><text:line-break/></text:span><text:span text:style-name="T1"><text:line-break/></text:span><text:span text:style-name="T1"><text:line-break/></text:span><text:span text:style-name="T1">7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921cm" svg:x="17.743cm" svg:y="4.683cm">
          <text:p text:style-name="P1"><text:span text:style-name="T1">Testing</text:span><text:span text:style-name="T1"><text:line-break/></text:span><text:span text:style-name="T1"><text:line-break/></text:span><text:span text:style-name="T1"><text:line-break/></text:span><text:span text:style-name="T1">15%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921cm" svg:x="22.743cm" svg:y="4.683cm">
          <draw:glue-point draw:id="4" svg:x="-3.401cm" svg:y="-4.998cm"/>
          <draw:glue-point draw:id="5" svg:x="3.265cm" svg:y="-4.998cm"/>
          <text:p text:style-name="P1"><text:span text:style-name="T1">Operations</text:span><text:span text:style-name="T1"><text:line-break/></text:span><text:span text:style-name="T1">and</text:span><text:span text:style-name="T1"><text:line-break/></text:span><text:span text:style-name="T1">Maintenance</text:span><text:span text:style-name="T1"><text:line-break/></text:span><text:span text:style-name="T1">67%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0.953cm" svg:y1="6.143cm" svg:x2="2.143cm" svg:y2="6.143cm" draw:start-shape="id1" draw:start-glue-point="1" draw:end-shape="id2" draw:end-glue-point="3" svg:d="M953 6143h1190" svg:viewBox="0 0 1191 1">
          <text:p/>
        </draw:connector>
        <draw:connector draw:style-name="gr4" draw:text-style-name="P3" draw:layer="layout" svg:x1="5.953cm" svg:y1="6.143cm" svg:x2="7.143cm" svg:y2="6.143cm" draw:start-shape="id2" draw:start-glue-point="1" draw:end-shape="id3" draw:end-glue-point="3" svg:d="M5953 6143h1190" svg:viewBox="0 0 1191 1">
          <text:p/>
        </draw:connector>
        <draw:connector draw:style-name="gr5" draw:text-style-name="P3" draw:layer="layout" svg:x1="10.953cm" svg:y1="6.143cm" svg:x2="12.143cm" svg:y2="6.143cm" draw:start-shape="id3" draw:start-glue-point="1" draw:end-shape="id4" draw:end-glue-point="3" svg:d="M10953 6143h1190" svg:viewBox="0 0 1191 1">
          <text:p/>
        </draw:connector>
        <draw:connector draw:style-name="gr6" draw:text-style-name="P3" draw:layer="layout" svg:x1="16.59cm" svg:y1="6.143cm" svg:x2="17.743cm" svg:y2="6.143cm" draw:start-shape="id4" draw:start-glue-point="1" draw:end-shape="id5" draw:end-glue-point="3" svg:d="M16590 6143h1153" svg:viewBox="0 0 1154 1">
          <text:p/>
        </draw:connector>
        <draw:connector draw:style-name="gr7" draw:text-style-name="P3" draw:layer="layout" svg:x1="21.553cm" svg:y1="6.143cm" svg:x2="22.743cm" svg:y2="6.143cm" draw:start-shape="id5" draw:start-glue-point="1" draw:end-shape="id6" draw:end-glue-point="3" svg:d="M21553 6143h1190" svg:viewBox="0 0 1191 1">
          <text:p/>
        </draw:connector>
        <draw:connector draw:style-name="gr8" draw:text-style-name="P3" draw:layer="layout" draw:line-skew="-1.53cm" svg:x1="25.891cm" svg:y1="4.684cm" svg:x2="23.353cm" svg:y2="4.684cm" draw:start-shape="id6" draw:start-glue-point="5" draw:end-shape="id6" draw:end-glue-point="4" svg:d="M25891 4684v-2073h-2538v2073" svg:viewBox="0 0 2539 2074">
          <text:p/>
        </draw:connector>
        <draw:connector draw:style-name="gr9" draw:text-style-name="P4" draw:layer="layout" draw:line-skew="-1.53cm" svg:x1="19.648cm" svg:y1="4.683cm" svg:x2="-0.952cm" svg:y2="4.683cm" draw:start-shape="id5" draw:start-glue-point="0" draw:end-shape="id1" draw:end-glue-point="0" svg:d="M19648 4683v-2072h-20600v2072" svg:viewBox="0 0 20601 2073">
          <text:p/>
        </draw:connector>
        <draw:frame draw:style-name="gr10" draw:text-style-name="P6" draw:layer="layout" svg:width="6.145cm" svg:height="0.996cm" svg:x="5.923cm" svg:y="1.481cm">
          <draw:text-box>
            <text:p text:style-name="P5">Development Phase</text:p>
          </draw:text-box>
        </draw:frame>
        <draw:frame draw:style-name="gr11" draw:text-style-name="P8" draw:layer="layout" svg:width="4.177cm" svg:height="1.741cm" svg:x="22.514cm" svg:y="1cm">
          <draw:text-box>
            <text:p text:style-name="P7">Maintenance<text:line-break/>Phase</text:p>
          </draw:text-box>
        </draw:frame>
        <draw:custom-shape draw:style-name="gr12" draw:text-style-name="P9" draw:layer="layout" svg:width="16.383cm" svg:height="8.89cm" svg:x="2.143cm" svg:y="11.5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6.383cm" svg:height="7.75cm" svg:x="2.143cm" svg:y="12.68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77cm" svg:height="0.996cm" svg:x="2.278cm" svg:y="11.679cm">
          <draw:text-box>
            <text:p text:style-name="P10"><text:span text:style-name="T2">Old </text:span><text:span text:style-name="T2">System</text:span></text:p>
          </draw:text-box>
        </draw:frame>
        <draw:frame draw:style-name="gr15" draw:text-style-name="P13" draw:layer="layout" svg:width="4.058cm" svg:height="0.996cm" svg:x="14.479cm" svg:y="11.679cm">
          <draw:text-box>
            <text:p text:style-name="P12"><text:span text:style-name="T2">New System</text:span></text:p>
          </draw:text-box>
        </draw:frame>
        <draw:frame draw:style-name="gr16" draw:text-style-name="P14" draw:layer="layout" svg:width="3.48cm" svg:height="0.728cm" svg:x="2.524cm" svg:y="1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0" draw:id="id10" draw:layer="layout" svg:width="3.556cm" svg:height="0.728cm" svg:x="2.524cm" svg:y="19.29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8" draw:id="id8" draw:layer="layout" svg:width="3.556cm" svg:height="0.728cm" svg:x="2.524cm" svg:y="15.29cm">
          <draw:text-box>
            <text:p text:style-name="P10">Design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9" draw:id="id9" draw:layer="layout" svg:width="3.556cm" svg:height="0.728cm" svg:x="2.524cm" svg:y="1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7" draw:id="id7" draw:layer="layout" svg:width="3.556cm" svg:height="0.791cm" svg:x="2.524cm" svg:y="13.29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connector draw:style-name="gr18" draw:text-style-name="P3" draw:layer="layout" draw:type="line" svg:x1="2.914cm" svg:y1="14.08cm" svg:x2="2.914cm" svg:y2="15.29cm" draw:start-shape="id7" draw:start-glue-point="5" draw:end-shape="id8" draw:end-glue-point="4" svg:d="M2914 14080v1210" svg:viewBox="0 0 1 1211">
          <text:p/>
        </draw:connector>
        <draw:connector draw:style-name="gr18" draw:text-style-name="P3" draw:layer="layout" draw:type="line" svg:x1="2.914cm" svg:y1="16.018cm" svg:x2="2.914cm" svg:y2="17.29cm" draw:start-shape="id8" draw:start-glue-point="5" draw:end-shape="id9" draw:end-glue-point="4" svg:d="M2914 16018v1272" svg:viewBox="0 0 1 1273">
          <text:p/>
        </draw:connector>
        <draw:connector draw:style-name="gr18" draw:text-style-name="P3" draw:layer="layout" draw:type="line" svg:x1="2.914cm" svg:y1="18.018cm" svg:x2="2.914cm" svg:y2="19.29cm" draw:start-shape="id9" draw:start-glue-point="5" draw:end-shape="id10" draw:end-glue-point="4" svg:d="M2914 18018v1272" svg:viewBox="0 0 1 1273">
          <text:p/>
        </draw:connector>
        <draw:frame draw:style-name="gr16" draw:text-style-name="P14" draw:layer="layout" svg:width="3.48cm" svg:height="0.728cm" svg:x="13.524cm" svg:y="1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4" draw:id="id14" draw:layer="layout" svg:width="3.556cm" svg:height="0.728cm" svg:x="13.524cm" svg:y="19.29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2" draw:id="id12" draw:layer="layout" svg:width="3.556cm" svg:height="0.728cm" svg:x="13.524cm" svg:y="15.29cm">
          <draw:text-box>
            <text:p text:style-name="P10">Design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3" draw:id="id13" draw:layer="layout" svg:width="3.556cm" svg:height="0.728cm" svg:x="13.524cm" svg:y="1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11" draw:id="id11" draw:layer="layout" svg:width="3.556cm" svg:height="0.791cm" svg:x="13.524cm" svg:y="13.29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connector draw:style-name="gr18" draw:text-style-name="P3" draw:layer="layout" draw:type="line" svg:x1="13.914cm" svg:y1="14.08cm" svg:x2="13.914cm" svg:y2="15.29cm" draw:start-shape="id11" draw:start-glue-point="5" draw:end-shape="id12" draw:end-glue-point="4" svg:d="M13914 14080v1210" svg:viewBox="0 0 1 1211">
          <text:p/>
        </draw:connector>
        <draw:connector draw:style-name="gr18" draw:text-style-name="P3" draw:layer="layout" draw:type="line" svg:x1="13.914cm" svg:y1="16.018cm" svg:x2="13.914cm" svg:y2="17.29cm" draw:start-shape="id12" draw:start-glue-point="5" draw:end-shape="id13" draw:end-glue-point="4" svg:d="M13914 16018v1272" svg:viewBox="0 0 1 1273">
          <text:p/>
        </draw:connector>
        <draw:connector draw:style-name="gr18" draw:text-style-name="P3" draw:layer="layout" draw:type="line" svg:x1="13.914cm" svg:y1="18.018cm" svg:x2="13.914cm" svg:y2="19.29cm" draw:start-shape="id13" draw:start-glue-point="5" draw:end-shape="id14" draw:end-glue-point="4" svg:d="M13914 18018v1272" svg:viewBox="0 0 1 1273">
          <text:p/>
        </draw:connector>
        <draw:line draw:style-name="gr19" draw:text-style-name="P3" draw:layer="layout" svg:x1="4.048cm" svg:y1="17.637cm" svg:x2="13.446cm" svg:y2="17.637cm">
          <text:p/>
        </draw:line>
        <draw:line draw:style-name="gr18" draw:text-style-name="P3" draw:layer="layout" svg:x1="18.064cm" svg:y1="13.598cm" svg:x2="18.064cm" svg:y2="19.694cm">
          <text:p/>
        </draw:line>
        <draw:line draw:style-name="gr20" draw:text-style-name="P3" draw:layer="layout" svg:x1="18.069cm" svg:y1="19.669cm" svg:x2="14.716cm" svg:y2="19.669cm">
          <text:p/>
        </draw:line>
        <draw:line draw:style-name="gr20" draw:text-style-name="P3" draw:layer="layout" svg:x1="18.069cm" svg:y1="15.642cm" svg:x2="15.351cm" svg:y2="15.642cm">
          <text:p/>
        </draw:line>
        <draw:line draw:style-name="gr20" draw:text-style-name="P3" draw:layer="layout" svg:x1="18.07cm" svg:y1="13.642cm" svg:x2="17.129cm" svg:y2="13.642cm">
          <text:p/>
        </draw:line>
        <draw:line draw:style-name="gr20" draw:text-style-name="P3" draw:layer="layout" svg:x1="14.97cm" svg:y1="17.642cm" svg:x2="18.069cm" svg:y2="17.642cm">
          <text:p/>
        </draw:line>
      </draw:page>
      <draw:page draw:name="page2" draw:style-name="dp1" draw:master-page-name="Default">
        <draw:custom-shape draw:style-name="gr21" draw:text-style-name="P9" draw:layer="layout" svg:width="18.802cm" svg:height="8.89cm" svg:x="1.137cm" svg:y="1.54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8.802cm" svg:height="9.876cm" svg:x="1.137cm" svg:y="2.68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77cm" svg:height="0.996cm" svg:x="1.272cm" svg:y="1.679cm">
          <draw:text-box>
            <text:p text:style-name="P10"><text:span text:style-name="T2">Old System</text:span></text:p>
          </draw:text-box>
        </draw:frame>
        <draw:frame draw:style-name="gr15" draw:text-style-name="P13" draw:layer="layout" svg:width="4.058cm" svg:height="0.996cm" svg:x="10.373cm" svg:y="1.679cm">
          <draw:text-box>
            <text:p text:style-name="P12"><text:span text:style-name="T2">New System</text:span></text:p>
          </draw:text-box>
        </draw:frame>
        <draw:frame draw:style-name="gr16" draw:text-style-name="P14" draw:layer="layout" svg:width="3.48cm" svg:height="0.728cm" svg:x="1.518cm" svg:y="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8" draw:id="id18" draw:layer="layout" svg:width="3.556cm" svg:height="0.728cm" svg:x="1.518cm" svg:y="9.29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6" draw:id="id16" draw:layer="layout" svg:width="3.556cm" svg:height="0.728cm" svg:x="1.518cm" svg:y="5.29cm">
          <draw:text-box>
            <text:p text:style-name="P10">Design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17" draw:id="id17" draw:layer="layout" svg:width="3.556cm" svg:height="0.728cm" svg:x="1.518cm" svg:y="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15" draw:id="id15" draw:layer="layout" svg:width="3.556cm" svg:height="0.791cm" svg:x="1.518cm" svg:y="3.29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connector draw:style-name="gr18" draw:text-style-name="P3" draw:layer="layout" draw:type="line" svg:x1="1.908cm" svg:y1="4.08cm" svg:x2="1.908cm" svg:y2="5.29cm" draw:start-shape="id15" draw:start-glue-point="5" draw:end-shape="id16" draw:end-glue-point="4" svg:d="M1908 4080v1210" svg:viewBox="0 0 1 1211">
          <text:p/>
        </draw:connector>
        <draw:connector draw:style-name="gr18" draw:text-style-name="P3" draw:layer="layout" draw:type="line" svg:x1="1.908cm" svg:y1="6.018cm" svg:x2="1.908cm" svg:y2="7.29cm" draw:start-shape="id16" draw:start-glue-point="5" draw:end-shape="id17" draw:end-glue-point="4" svg:d="M1908 6018v1272" svg:viewBox="0 0 1 1273">
          <text:p/>
        </draw:connector>
        <draw:connector draw:style-name="gr18" draw:text-style-name="P3" draw:layer="layout" draw:type="line" svg:x1="1.908cm" svg:y1="8.018cm" svg:x2="1.908cm" svg:y2="9.29cm" draw:start-shape="id17" draw:start-glue-point="5" draw:end-shape="id18" draw:end-glue-point="4" svg:d="M1908 8018v1272" svg:viewBox="0 0 1 1273">
          <text:p/>
        </draw:connector>
        <draw:frame draw:style-name="gr16" draw:text-style-name="P14" xml:id="id19" draw:id="id19" draw:layer="layout" svg:width="2.419cm" svg:height="0.728cm" svg:x="1.518cm" svg:y="11.29cm">
          <draw:text-box>
            <text:p text:style-name="P10">Analysis</text:p>
          </draw:text-box>
          <draw:glue-point draw:id="4" svg:x="-3.398cm" svg:y="-5cm"/>
          <draw:glue-point draw:id="5" svg:x="-3.905cm" svg:y="5cm"/>
        </draw:frame>
        <draw:connector draw:style-name="gr18" draw:text-style-name="P3" draw:layer="layout" draw:type="line" svg:x1="1.908cm" svg:y1="10.018cm" svg:x2="1.906cm" svg:y2="11.29cm" draw:start-shape="id18" draw:start-glue-point="5" draw:end-shape="id19" draw:end-glue-point="4" svg:d="M1908 10018l-2 1272" svg:viewBox="0 0 3 1273">
          <text:p/>
        </draw:connector>
        <draw:connector draw:style-name="gr23" draw:text-style-name="P3" draw:layer="layout" svg:x1="3.937cm" svg:y1="11.654cm" svg:x2="10.518cm" svg:y2="3.685cm" draw:start-shape="id19" draw:start-glue-point="1" svg:d="M3937 11654h3541v-7969h3040" svg:viewBox="0 0 6582 7970">
          <text:p/>
        </draw:connector>
        <draw:frame draw:style-name="gr16" draw:text-style-name="P14" draw:layer="layout" svg:width="3.48cm" svg:height="0.728cm" svg:x="10.518cm" svg:y="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23" draw:id="id23" draw:layer="layout" svg:width="3.556cm" svg:height="0.728cm" svg:x="10.518cm" svg:y="9.29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21" draw:id="id21" draw:layer="layout" svg:width="3.556cm" svg:height="0.728cm" svg:x="10.518cm" svg:y="5.29cm">
          <draw:text-box>
            <text:p text:style-name="P10">Design</text:p>
          </draw:text-box>
          <draw:glue-point draw:id="4" svg:x="-3.905cm" svg:y="-5cm"/>
          <draw:glue-point draw:id="5" svg:x="-3.905cm" svg:y="5cm"/>
        </draw:frame>
        <draw:frame draw:style-name="gr16" draw:text-style-name="P14" xml:id="id22" draw:id="id22" draw:layer="layout" svg:width="3.556cm" svg:height="0.728cm" svg:x="10.518cm" svg:y="7.29cm">
          <draw:text-box>
            <text:p text:style-name="P10">Code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20" draw:id="id20" draw:layer="layout" svg:width="3.556cm" svg:height="0.791cm" svg:x="10.518cm" svg:y="3.29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connector draw:style-name="gr18" draw:text-style-name="P3" draw:layer="layout" draw:type="line" svg:x1="10.908cm" svg:y1="4.08cm" svg:x2="10.908cm" svg:y2="5.29cm" draw:start-shape="id20" draw:start-glue-point="5" draw:end-shape="id21" draw:end-glue-point="4" svg:d="M10908 4080v1210" svg:viewBox="0 0 1 1211">
          <text:p/>
        </draw:connector>
        <draw:connector draw:style-name="gr18" draw:text-style-name="P3" draw:layer="layout" draw:type="line" svg:x1="10.908cm" svg:y1="6.018cm" svg:x2="10.908cm" svg:y2="7.29cm" draw:start-shape="id21" draw:start-glue-point="5" draw:end-shape="id22" draw:end-glue-point="4" svg:d="M10908 6018v1272" svg:viewBox="0 0 1 1273">
          <text:p/>
        </draw:connector>
        <draw:connector draw:style-name="gr18" draw:text-style-name="P3" draw:layer="layout" draw:type="line" svg:x1="10.908cm" svg:y1="8.018cm" svg:x2="10.908cm" svg:y2="9.29cm" draw:start-shape="id22" draw:start-glue-point="5" draw:end-shape="id23" draw:end-glue-point="4" svg:d="M10908 8018v1272" svg:viewBox="0 0 1 1273">
          <text:p/>
        </draw:connector>
        <draw:frame draw:style-name="gr16" draw:text-style-name="P14" xml:id="id24" draw:id="id24" draw:layer="layout" svg:width="2.419cm" svg:height="0.728cm" svg:x="10.518cm" svg:y="11.29cm">
          <draw:text-box>
            <text:p text:style-name="P10">Analysis</text:p>
          </draw:text-box>
          <draw:glue-point draw:id="4" svg:x="-3.398cm" svg:y="-5cm"/>
          <draw:glue-point draw:id="5" svg:x="-3.905cm" svg:y="5cm"/>
        </draw:frame>
        <draw:connector draw:style-name="gr18" draw:text-style-name="P3" draw:layer="layout" draw:type="line" svg:x1="10.908cm" svg:y1="10.018cm" svg:x2="10.906cm" svg:y2="11.29cm" draw:start-shape="id23" draw:start-glue-point="5" draw:end-shape="id24" draw:end-glue-point="4" svg:d="M10908 10018l-2 1272" svg:viewBox="0 0 3 1273">
          <text:p/>
        </draw:connector>
        <draw:connector draw:style-name="gr23" draw:text-style-name="P3" draw:layer="layout" draw:line-skew="-1.111cm" svg:x1="12.937cm" svg:y1="11.654cm" svg:x2="19.518cm" svg:y2="3.685cm" draw:start-shape="id24" draw:start-glue-point="1" svg:d="M12937 11654h2430v-7969h4151" svg:viewBox="0 0 6582 7970">
          <text:p/>
        </draw:connector>
        <draw:custom-shape draw:style-name="gr12" draw:text-style-name="P9" draw:layer="layout" svg:width="16.383cm" svg:height="8.89cm" svg:x="2.637cm" svg:y="15.5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6.383cm" svg:height="7.75cm" svg:x="2.637cm" svg:y="16.68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3.77cm" svg:height="0.996cm" svg:x="2.772cm" svg:y="15.679cm">
          <draw:text-box>
            <text:p text:style-name="P10"><text:span text:style-name="T2">Ol</text:span><text:span text:style-name="T2">d </text:span><text:span text:style-name="T2">S</text:span><text:span text:style-name="T2">y</text:span><text:span text:style-name="T2">st</text:span><text:span text:style-name="T2">e</text:span><text:span text:style-name="T2">m</text:span></text:p>
          </draw:text-box>
        </draw:frame>
        <draw:frame draw:style-name="gr15" draw:text-style-name="P13" draw:layer="layout" svg:width="4.058cm" svg:height="0.996cm" svg:x="14.973cm" svg:y="15.679cm">
          <draw:text-box>
            <text:p text:style-name="P12"><text:span text:style-name="T2">N</text:span><text:span text:style-name="T2">e</text:span><text:span text:style-name="T2">w </text:span><text:span text:style-name="T2">S</text:span><text:span text:style-name="T2">y</text:span><text:span text:style-name="T2">st</text:span><text:span text:style-name="T2">e</text:span><text:span text:style-name="T2">m</text:span></text:p>
          </draw:text-box>
        </draw:frame>
        <draw:frame draw:style-name="gr16" draw:text-style-name="P14" xml:id="id31" draw:id="id31" draw:layer="layout" svg:width="1.284cm" svg:height="0.728cm" svg:x="3.018cm" svg:y="23.307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25" draw:id="id25" draw:layer="layout" svg:width="3.556cm" svg:height="0.791cm" svg:x="3.018cm" svg:y="17.291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line draw:style-name="gr18" draw:text-style-name="P3" draw:layer="layout" svg:x1="3.386cm" svg:y1="17.891cm" svg:x2="3.386cm" svg:y2="23.352cm">
          <text:p/>
        </draw:line>
        <draw:frame draw:style-name="gr24" draw:text-style-name="P15" xml:id="id27" draw:id="id27" draw:layer="layout" svg:width="2.046cm" svg:height="0.728cm" svg:x="3.018cm" svg:y="19.295cm">
          <draw:text-box>
            <text:p text:style-name="P10">Design</text:p>
          </draw:text-box>
          <draw:glue-point draw:id="4" svg:x="-3.069cm" svg:y="-5cm"/>
          <draw:glue-point draw:id="5" svg:x="-3.069cm" svg:y="5cm"/>
        </draw:frame>
        <draw:frame draw:style-name="gr24" draw:text-style-name="P15" xml:id="id29" draw:id="id29" draw:layer="layout" svg:width="1.411cm" svg:height="0.728cm" svg:x="3.018cm" svg:y="21.307cm">
          <draw:text-box>
            <text:p text:style-name="P10">Code</text:p>
          </draw:text-box>
          <draw:glue-point draw:id="4" svg:x="-3.069cm" svg:y="-5cm"/>
          <draw:glue-point draw:id="5" svg:x="-3.069cm" svg:y="5cm"/>
        </draw:frame>
        <draw:frame draw:style-name="gr16" draw:text-style-name="P14" xml:id="id36" draw:id="id36" draw:layer="layout" svg:width="1.284cm" svg:height="0.728cm" svg:x="15.018cm" svg:y="23.307cm">
          <draw:text-box>
            <text:p text:style-name="P10">Test</text:p>
          </draw:text-box>
          <draw:glue-point draw:id="4" svg:x="-3.905cm" svg:y="-5cm"/>
          <draw:glue-point draw:id="5" svg:x="-3.905cm" svg:y="5cm"/>
        </draw:frame>
        <draw:frame draw:style-name="gr17" draw:text-style-name="P14" xml:id="id33" draw:id="id33" draw:layer="layout" svg:width="3.556cm" svg:height="0.791cm" svg:x="15.018cm" svg:y="17.291cm">
          <draw:text-box>
            <text:p text:style-name="P10">Requirements</text:p>
          </draw:text-box>
          <draw:glue-point draw:id="4" svg:x="-3.905cm" svg:y="-5cm"/>
          <draw:glue-point draw:id="5" svg:x="-3.905cm" svg:y="5cm"/>
        </draw:frame>
        <draw:line draw:style-name="gr18" draw:text-style-name="P3" draw:layer="layout" svg:x1="15.386cm" svg:y1="17.891cm" svg:x2="15.386cm" svg:y2="23.352cm">
          <text:p/>
        </draw:line>
        <draw:frame draw:style-name="gr24" draw:text-style-name="P15" xml:id="id34" draw:id="id34" draw:layer="layout" svg:width="2.046cm" svg:height="0.728cm" svg:x="15.018cm" svg:y="19.295cm">
          <draw:text-box>
            <text:p text:style-name="P10">Design</text:p>
          </draw:text-box>
          <draw:glue-point draw:id="4" svg:x="-3.069cm" svg:y="-5cm"/>
          <draw:glue-point draw:id="5" svg:x="-3.069cm" svg:y="5cm"/>
        </draw:frame>
        <draw:frame draw:style-name="gr24" draw:text-style-name="P15" xml:id="id35" draw:id="id35" draw:layer="layout" svg:width="1.411cm" svg:height="0.728cm" svg:x="15.018cm" svg:y="21.307cm">
          <draw:text-box>
            <text:p text:style-name="P10">Code</text:p>
          </draw:text-box>
          <draw:glue-point draw:id="4" svg:x="-3.069cm" svg:y="-5cm"/>
          <draw:glue-point draw:id="5" svg:x="-3.069cm" svg:y="5cm"/>
        </draw:frame>
        <draw:frame draw:style-name="gr25" draw:text-style-name="P17" xml:id="id26" draw:id="id26" draw:layer="layout" svg:width="1.143cm" svg:height="0.657cm" svg:x="9.89cm" svg:y="17.358cm">
          <draw:text-box>
            <text:p text:style-name="P16"><text:s/>{Ri} </text:p>
          </draw:text-box>
          <draw:glue-point draw:id="4" svg:x="-3.905cm" svg:y="-5cm"/>
          <draw:glue-point draw:id="5" svg:x="-3.905cm" svg:y="5cm"/>
        </draw:frame>
        <draw:frame draw:style-name="gr25" draw:text-style-name="P17" xml:id="id28" draw:id="id28" draw:layer="layout" svg:width="1.143cm" svg:height="0.657cm" svg:x="9.89cm" svg:y="19.331cm">
          <draw:text-box>
            <text:p text:style-name="P16"><text:s/>{Di} </text:p>
          </draw:text-box>
          <draw:glue-point draw:id="4" svg:x="-3.905cm" svg:y="-5cm"/>
          <draw:glue-point draw:id="5" svg:x="-3.905cm" svg:y="5cm"/>
        </draw:frame>
        <draw:frame draw:style-name="gr26" draw:text-style-name="P17" xml:id="id30" draw:id="id30" draw:layer="layout" svg:width="1.143cm" svg:height="0.663cm" svg:x="9.89cm" svg:y="21.34cm">
          <draw:text-box>
            <text:p text:style-name="P16"><text:s/>{Ci} </text:p>
          </draw:text-box>
          <draw:glue-point draw:id="4" svg:x="-3.905cm" svg:y="-5cm"/>
          <draw:glue-point draw:id="5" svg:x="-3.905cm" svg:y="5cm"/>
        </draw:frame>
        <draw:frame draw:style-name="gr25" draw:text-style-name="P17" xml:id="id32" draw:id="id32" draw:layer="layout" svg:width="1.143cm" svg:height="0.657cm" svg:x="9.89cm" svg:y="23.343cm">
          <draw:text-box>
            <text:p text:style-name="P16"><text:s/>{Ti} </text:p>
          </draw:text-box>
          <draw:glue-point draw:id="4" svg:x="-3.905cm" svg:y="-5cm"/>
          <draw:glue-point draw:id="5" svg:x="-3.905cm" svg:y="5cm"/>
        </draw:frame>
        <draw:frame draw:style-name="gr27" draw:text-style-name="P11" draw:layer="layout" svg:width="3.25cm" svg:height="0.996cm" svg:x="8.872cm" svg:y="15.679cm">
          <draw:text-box>
            <text:p text:style-name="P10"><text:span text:style-name="T2">Repository</text:span></text:p>
          </draw:text-box>
        </draw:frame>
        <draw:connector draw:style-name="gr28" draw:text-style-name="P3" draw:layer="layout" draw:type="line" svg:x1="6.574cm" svg:y1="17.686cm" svg:x2="9.89cm" svg:y2="17.686cm" draw:start-shape="id25" draw:start-glue-point="1" draw:end-shape="id26" draw:end-glue-point="3" svg:d="M6574 17686h3316" svg:viewBox="0 0 3317 1">
          <text:p/>
        </draw:connector>
        <draw:connector draw:style-name="gr29" draw:text-style-name="P3" draw:layer="layout" draw:type="line" svg:x1="5.064cm" svg:y1="19.659cm" svg:x2="9.89cm" svg:y2="19.659cm" draw:start-shape="id27" draw:start-glue-point="1" draw:end-shape="id28" draw:end-glue-point="3" svg:d="M5064 19659h4826" svg:viewBox="0 0 4827 1">
          <text:p/>
        </draw:connector>
        <draw:connector draw:style-name="gr30" draw:text-style-name="P3" draw:layer="layout" draw:type="line" svg:x1="4.429cm" svg:y1="21.671cm" svg:x2="9.89cm" svg:y2="21.671cm" draw:start-shape="id29" draw:start-glue-point="1" draw:end-shape="id30" draw:end-glue-point="3" svg:d="M4429 21671h5461" svg:viewBox="0 0 5462 1">
          <text:p/>
        </draw:connector>
        <draw:connector draw:style-name="gr31" draw:text-style-name="P3" draw:layer="layout" draw:type="line" svg:x1="4.302cm" svg:y1="23.671cm" svg:x2="9.89cm" svg:y2="23.671cm" draw:start-shape="id31" draw:start-glue-point="1" draw:end-shape="id32" draw:end-glue-point="3" svg:d="M4302 23671h5588" svg:viewBox="0 0 5589 1">
          <text:p/>
        </draw:connector>
        <draw:connector draw:style-name="gr32" draw:text-style-name="P3" draw:layer="layout" draw:type="line" svg:x1="11.033cm" svg:y1="17.686cm" svg:x2="15.018cm" svg:y2="17.686cm" draw:start-shape="id26" draw:start-glue-point="1" draw:end-shape="id33" draw:end-glue-point="3" svg:d="M11033 17686h3985" svg:viewBox="0 0 3986 1">
          <text:p/>
        </draw:connector>
        <draw:connector draw:style-name="gr33" draw:text-style-name="P3" draw:layer="layout" draw:type="line" svg:x1="11.033cm" svg:y1="19.659cm" svg:x2="15.018cm" svg:y2="19.659cm" draw:start-shape="id28" draw:start-glue-point="1" draw:end-shape="id34" draw:end-glue-point="3" svg:d="M11033 19659h3985" svg:viewBox="0 0 3986 1">
          <text:p/>
        </draw:connector>
        <draw:connector draw:style-name="gr34" draw:text-style-name="P3" draw:layer="layout" draw:type="line" svg:x1="11.033cm" svg:y1="21.671cm" svg:x2="15.018cm" svg:y2="21.671cm" draw:start-shape="id30" draw:start-glue-point="1" draw:end-shape="id35" draw:end-glue-point="3" svg:d="M11033 21671h3985" svg:viewBox="0 0 3986 1">
          <text:p/>
        </draw:connector>
        <draw:connector draw:style-name="gr35" draw:text-style-name="P3" draw:layer="layout" draw:type="line" svg:x1="11.033cm" svg:y1="23.671cm" svg:x2="15.018cm" svg:y2="23.671cm" draw:start-shape="id32" draw:start-glue-point="1" draw:end-shape="id36" draw:end-glue-point="3" svg:d="M11033 23671h3985" svg:viewBox="0 0 3986 1">
          <text:p/>
        </draw:connector>
      </draw:page>
      <draw:page draw:name="page3" draw:style-name="dp1" draw:master-page-name="Default">
        <draw:custom-shape draw:style-name="gr36" draw:text-style-name="P19" xml:id="id37" draw:id="id37" draw:layer="layout" svg:width="5.207cm" svg:height="1.397cm" svg:x="1.032cm" svg:y="0.921cm">
          <text:p text:style-name="P18">Initial Development</text:p>
          <draw:enhanced-geometry svg:viewBox="0 0 21600 21600" draw:type="rectangle" draw:enhanced-path="M 0 0 L 21600 0 21600 21600 0 21600 0 0 Z N"/>
        </draw:custom-shape>
        <draw:custom-shape draw:style-name="gr36" draw:text-style-name="P19" xml:id="id38" draw:id="id38" draw:layer="layout" svg:width="5.207cm" svg:height="1.397cm" svg:x="4.332cm" svg:y="3.221cm">
          <draw:glue-point draw:id="4" svg:x="3.629cm" svg:y="-5.297cm"/>
          <text:p text:style-name="P18">Evolution</text:p>
          <draw:enhanced-geometry svg:viewBox="0 0 21600 21600" draw:type="rectangle" draw:enhanced-path="M 0 0 L 21600 0 21600 21600 0 21600 0 0 Z N"/>
        </draw:custom-shape>
        <draw:custom-shape draw:style-name="gr36" draw:text-style-name="P19" xml:id="id39" draw:id="id39" draw:layer="layout" svg:width="5.207cm" svg:height="1.397cm" svg:x="7.532cm" svg:y="5.521cm">
          <draw:glue-point draw:id="4" svg:x="3.721cm" svg:y="-5.218cm"/>
          <text:p text:style-name="P18">Servicing</text:p>
          <draw:enhanced-geometry svg:viewBox="0 0 21600 21600" draw:type="rectangle" draw:enhanced-path="M 0 0 L 21600 0 21600 21600 0 21600 0 0 Z N"/>
        </draw:custom-shape>
        <draw:custom-shape draw:style-name="gr36" draw:text-style-name="P19" xml:id="id40" draw:id="id40" draw:layer="layout" svg:width="5.207cm" svg:height="1.397cm" svg:x="10.732cm" svg:y="7.821cm">
          <text:p text:style-name="P18">Phaseout</text:p>
          <draw:enhanced-geometry svg:viewBox="0 0 21600 21600" draw:type="rectangle" draw:enhanced-path="M 0 0 L 21600 0 21600 21600 0 21600 0 0 Z N"/>
        </draw:custom-shape>
        <draw:custom-shape draw:style-name="gr36" draw:text-style-name="P19" xml:id="id41" draw:id="id41" draw:layer="layout" svg:width="5.207cm" svg:height="1.397cm" svg:x="14.232cm" svg:y="10.321cm">
          <text:p text:style-name="P18">Closedown</text:p>
          <draw:enhanced-geometry svg:viewBox="0 0 21600 21600" draw:type="rectangle" draw:enhanced-path="M 0 0 L 21600 0 21600 21600 0 21600 0 0 Z N"/>
        </draw:custom-shape>
        <draw:connector draw:style-name="gr37" draw:text-style-name="P20" draw:layer="layout" draw:type="line" svg:x1="3.635cm" svg:y1="2.318cm" svg:x2="6.935cm" svg:y2="3.221cm" draw:start-shape="id37" draw:start-glue-point="2" draw:end-shape="id38" draw:end-glue-point="0" svg:d="M3635 2318l3300 903" svg:viewBox="0 0 3301 904">
          <text:p/>
        </draw:connector>
        <draw:connector draw:style-name="gr38" draw:text-style-name="P20" draw:layer="layout" draw:type="line" svg:x1="6.935cm" svg:y1="4.618cm" svg:x2="10.135cm" svg:y2="5.521cm" draw:start-shape="id38" draw:start-glue-point="2" draw:end-shape="id39" draw:end-glue-point="0" svg:d="M6935 4618l3200 903" svg:viewBox="0 0 3201 904">
          <text:p/>
        </draw:connector>
        <draw:connector draw:style-name="gr39" draw:text-style-name="P20" draw:layer="layout" draw:type="line" svg:x1="10.135cm" svg:y1="6.918cm" svg:x2="13.335cm" svg:y2="7.821cm" draw:start-shape="id39" draw:start-glue-point="2" draw:end-shape="id40" draw:end-glue-point="0" svg:d="M10135 6918l3200 903" svg:viewBox="0 0 3201 904">
          <text:p/>
        </draw:connector>
        <draw:connector draw:style-name="gr40" draw:text-style-name="P20" draw:layer="layout" draw:type="line" svg:x1="13.335cm" svg:y1="9.218cm" svg:x2="16.835cm" svg:y2="10.321cm" draw:start-shape="id40" draw:start-glue-point="2" draw:end-shape="id41" draw:end-glue-point="0" svg:d="M13335 9218l3500 1103" svg:viewBox="0 0 3501 1104">
          <text:p/>
        </draw:connector>
        <draw:connector draw:style-name="gr41" draw:text-style-name="P20" draw:layer="layout" draw:line-skew="4.461cm" svg:x1="9.539cm" svg:y1="3.919cm" svg:x2="8.824cm" svg:y2="3.221cm" draw:start-shape="id38" draw:start-glue-point="1" draw:end-shape="id38" draw:end-glue-point="4" svg:d="M9539 3919h5001v-1240h-5716v542" svg:viewBox="0 0 5717 1241">
          <text:p/>
        </draw:connector>
        <draw:connector draw:style-name="gr42" draw:text-style-name="P20" draw:layer="layout" draw:line-skew="4.255cm" svg:x1="12.739cm" svg:y1="6.219cm" svg:x2="12.072cm" svg:y2="5.521cm" draw:start-shape="id39" draw:start-glue-point="1" draw:end-shape="id39" draw:end-glue-point="4" svg:d="M12739 6219h4795v-1240h-5462v542" svg:viewBox="0 0 5463 1241">
          <text:p/>
        </draw:connector>
        <draw:frame draw:style-name="gr43" draw:text-style-name="P22" draw:layer="layout" svg:width="4.582cm" svg:height="0.657cm" svg:x="9.722cm" svg:y="2.818cm">
          <draw:text-box>
            <text:p text:style-name="P21">Evolution changes</text:p>
          </draw:text-box>
        </draw:frame>
        <draw:frame draw:style-name="gr44" draw:text-style-name="P22" draw:layer="layout" svg:width="4.439cm" svg:height="0.657cm" svg:x="12.922cm" svg:y="5.119cm">
          <draw:text-box>
            <text:p text:style-name="P21">Servicing patches</text:p>
          </draw:text-box>
        </draw:frame>
        <draw:frame draw:style-name="gr45" draw:text-style-name="P19" draw:layer="layout" svg:width="3.139cm" svg:height="1.313cm" svg:x="0.813cm" svg:y="2.453cm">
          <draw:text-box>
            <text:p text:style-name="P23">First running<text:line-break/>version</text:p>
          </draw:text-box>
        </draw:frame>
        <draw:frame draw:style-name="gr46" draw:text-style-name="P22" draw:layer="layout" svg:width="4.519cm" svg:height="0.657cm" svg:x="2.856cm" svg:y="4.828cm">
          <draw:text-box>
            <text:p text:style-name="P21">Loss of evolability</text:p>
          </draw:text-box>
        </draw:frame>
        <draw:frame draw:style-name="gr47" draw:text-style-name="P22" draw:layer="layout" svg:width="5.662cm" svg:height="0.657cm" svg:x="4.931cm" svg:y="7.076cm">
          <draw:text-box>
            <text:p text:style-name="P21">Servicing discontinued</text:p>
          </draw:text-box>
        </draw:frame>
        <draw:frame draw:style-name="gr48" draw:text-style-name="P22" draw:layer="layout" svg:width="2.398cm" svg:height="0.657cm" svg:x="11.687cm" svg:y="9.551cm">
          <draw:text-box>
            <text:p text:style-name="P21">Switchoff</text:p>
          </draw:text-box>
        </draw:frame>
        <draw:custom-shape draw:style-name="gr36" draw:text-style-name="P19" xml:id="id44" draw:id="id44" draw:layer="layout" svg:width="5.207cm" svg:height="1.397cm" svg:x="1.032cm" svg:y="12.821cm">
          <text:p text:style-name="P18">Initial Development</text:p>
          <draw:enhanced-geometry svg:viewBox="0 0 21600 21600" draw:type="rectangle" draw:enhanced-path="M 0 0 L 21600 0 21600 21600 0 21600 0 0 Z N"/>
        </draw:custom-shape>
        <draw:custom-shape draw:style-name="gr36" draw:text-style-name="P19" xml:id="id42" draw:id="id42" draw:layer="layout" svg:width="5.207cm" svg:height="1.397cm" svg:x="1.032cm" svg:y="16.421cm">
          <draw:glue-point draw:id="4" svg:x="3.629cm" svg:y="-5.297cm"/>
          <draw:glue-point draw:id="5" svg:x="3.719cm" svg:y="4.617cm"/>
          <text:p text:style-name="P18">Evolution, v1</text:p>
          <draw:enhanced-geometry svg:viewBox="0 0 21600 21600" draw:type="rectangle" draw:enhanced-path="M 0 0 L 21600 0 21600 21600 0 21600 0 0 Z N"/>
        </draw:custom-shape>
        <draw:connector draw:style-name="gr41" draw:text-style-name="P20" draw:layer="layout" draw:line-skew="4.461cm" svg:x1="6.239cm" svg:y1="17.119cm" svg:x2="5.524cm" svg:y2="16.421cm" draw:start-shape="id42" draw:start-glue-point="1" draw:end-shape="id42" draw:end-glue-point="4" svg:d="M6239 17119h5001v-1240h-5716v542" svg:viewBox="0 0 5717 1241">
          <text:p/>
        </draw:connector>
        <draw:frame draw:style-name="gr43" draw:text-style-name="P22" draw:layer="layout" svg:width="4.582cm" svg:height="0.657cm" svg:x="6.422cm" svg:y="16.018cm">
          <draw:text-box>
            <text:p text:style-name="P21">Evolution changes</text:p>
          </draw:text-box>
        </draw:frame>
        <draw:custom-shape draw:style-name="gr36" draw:text-style-name="P19" xml:id="id43" draw:id="id43" draw:layer="layout" svg:width="5.207cm" svg:height="1.397cm" svg:x="1.032cm" svg:y="23.421cm">
          <draw:glue-point draw:id="4" svg:x="3.629cm" svg:y="-5.297cm"/>
          <draw:glue-point draw:id="5" svg:x="3.719cm" svg:y="5.289cm"/>
          <text:p text:style-name="P18">Evolution, v2</text:p>
          <draw:enhanced-geometry svg:viewBox="0 0 21600 21600" draw:type="rectangle" draw:enhanced-path="M 0 0 L 21600 0 21600 21600 0 21600 0 0 Z N"/>
        </draw:custom-shape>
        <draw:connector draw:style-name="gr41" draw:text-style-name="P20" draw:layer="layout" draw:line-skew="4.461cm" svg:x1="6.239cm" svg:y1="24.119cm" svg:x2="5.524cm" svg:y2="23.421cm" draw:start-shape="id43" draw:start-glue-point="1" draw:end-shape="id43" draw:end-glue-point="4" svg:d="M6239 24119h5001v-1240h-5716v542" svg:viewBox="0 0 5717 1241">
          <text:p/>
        </draw:connector>
        <draw:frame draw:style-name="gr43" draw:text-style-name="P22" draw:layer="layout" svg:width="4.582cm" svg:height="0.657cm" svg:x="6.422cm" svg:y="23.018cm">
          <draw:text-box>
            <text:p text:style-name="P21">Evolution changes</text:p>
          </draw:text-box>
        </draw:frame>
        <draw:custom-shape draw:style-name="gr36" draw:text-style-name="P19" xml:id="id45" draw:id="id45" draw:layer="layout" svg:width="5.207cm" svg:height="1.397cm" svg:x="1.032cm" svg:y="30.121cm">
          <draw:glue-point draw:id="4" svg:x="3.629cm" svg:y="-5.297cm"/>
          <text:p text:style-name="P18">Evolution, v ...</text:p>
          <draw:enhanced-geometry svg:viewBox="0 0 21600 21600" draw:type="rectangle" draw:enhanced-path="M 0 0 L 21600 0 21600 21600 0 21600 0 0 Z N"/>
        </draw:custom-shape>
        <draw:connector draw:style-name="gr49" draw:text-style-name="P20" draw:layer="layout" draw:type="line" svg:x1="3.635cm" svg:y1="14.218cm" svg:x2="3.635cm" svg:y2="16.421cm" draw:start-shape="id44" draw:start-glue-point="2" draw:end-shape="id42" draw:end-glue-point="0" svg:d="M3635 14218v2203" svg:viewBox="0 0 1 2204">
          <text:p/>
        </draw:connector>
        <draw:connector draw:style-name="gr50" draw:text-style-name="P20" draw:layer="layout" draw:type="line" svg:x1="3.635cm" svg:y1="17.818cm" svg:x2="3.635cm" svg:y2="23.421cm" draw:start-shape="id42" draw:start-glue-point="2" draw:end-shape="id43" draw:end-glue-point="0" svg:d="M3635 17818v5603" svg:viewBox="0 0 1 5604">
          <text:p/>
        </draw:connector>
        <draw:connector draw:style-name="gr51" draw:text-style-name="P20" draw:layer="layout" draw:type="line" svg:x1="3.635cm" svg:y1="24.818cm" svg:x2="3.635cm" svg:y2="30.121cm" draw:start-shape="id43" draw:start-glue-point="2" draw:end-shape="id45" draw:end-glue-point="0" svg:d="M3635 24818v5303" svg:viewBox="0 0 1 5304">
          <text:p/>
        </draw:connector>
        <draw:custom-shape draw:style-name="gr36" draw:text-style-name="P19" xml:id="id46" draw:id="id46" draw:layer="layout" svg:width="5.207cm" svg:height="1.397cm" svg:x="5.532cm" svg:y="18.521cm">
          <draw:glue-point draw:id="4" svg:x="3.721cm" svg:y="-5.218cm"/>
          <draw:glue-point draw:id="5" svg:x="-2.971cm" svg:y="-4.96cm"/>
          <draw:glue-point draw:id="6" svg:x="3.614cm" svg:y="5.039cm"/>
          <text:p text:style-name="P18">Servicing, v1</text:p>
          <draw:enhanced-geometry svg:viewBox="0 0 21600 21600" draw:type="rectangle" draw:enhanced-path="M 0 0 L 21600 0 21600 21600 0 21600 0 0 Z N"/>
        </draw:custom-shape>
        <draw:connector draw:style-name="gr42" draw:text-style-name="P20" draw:layer="layout" draw:line-skew="4.255cm" svg:x1="10.739cm" svg:y1="19.219cm" svg:x2="10.072cm" svg:y2="18.521cm" draw:start-shape="id46" draw:start-glue-point="1" draw:end-shape="id46" draw:end-glue-point="4" svg:d="M10739 19219h4795v-1240h-5462v542" svg:viewBox="0 0 5463 1241">
          <text:p/>
        </draw:connector>
        <draw:frame draw:style-name="gr44" draw:text-style-name="P22" draw:layer="layout" svg:width="4.439cm" svg:height="0.657cm" svg:x="10.922cm" svg:y="18.119cm">
          <draw:text-box>
            <text:p text:style-name="P21">Servicing patches</text:p>
          </draw:text-box>
        </draw:frame>
        <draw:custom-shape draw:style-name="gr36" draw:text-style-name="P19" xml:id="id47" draw:id="id47" draw:layer="layout" svg:width="5.207cm" svg:height="1.397cm" svg:x="5.532cm" svg:y="25.521cm">
          <draw:glue-point draw:id="4" svg:x="3.721cm" svg:y="-5.218cm"/>
          <draw:glue-point draw:id="5" svg:x="-2.971cm" svg:y="-5.068cm"/>
          <draw:glue-point draw:id="6" svg:x="3.614cm" svg:y="5.161cm"/>
          <text:p text:style-name="P18">Servicing, v2</text:p>
          <draw:enhanced-geometry svg:viewBox="0 0 21600 21600" draw:type="rectangle" draw:enhanced-path="M 0 0 L 21600 0 21600 21600 0 21600 0 0 Z N"/>
        </draw:custom-shape>
        <draw:connector draw:style-name="gr42" draw:text-style-name="P20" draw:layer="layout" draw:line-skew="4.255cm" svg:x1="10.739cm" svg:y1="26.219cm" svg:x2="10.072cm" svg:y2="25.521cm" draw:start-shape="id47" draw:start-glue-point="1" draw:end-shape="id47" draw:end-glue-point="4" svg:d="M10739 26219h4795v-1240h-5462v542" svg:viewBox="0 0 5463 1241">
          <text:p/>
        </draw:connector>
        <draw:frame draw:style-name="gr44" draw:text-style-name="P22" draw:layer="layout" svg:width="4.439cm" svg:height="0.657cm" svg:x="10.922cm" svg:y="25.119cm">
          <draw:text-box>
            <text:p text:style-name="P21">Servicing patches</text:p>
          </draw:text-box>
        </draw:frame>
        <draw:custom-shape draw:style-name="gr36" draw:text-style-name="P19" xml:id="id48" draw:id="id48" draw:layer="layout" svg:width="5.207cm" svg:height="1.397cm" svg:x="9.732cm" svg:y="20.821cm">
          <draw:glue-point draw:id="4" svg:x="-2.256cm" svg:y="-5.06cm"/>
          <draw:glue-point draw:id="5" svg:x="3.597cm" svg:y="4.939cm"/>
          <text:p text:style-name="P18">Phaseout, v1</text:p>
          <draw:enhanced-geometry svg:viewBox="0 0 21600 21600" draw:type="rectangle" draw:enhanced-path="M 0 0 L 21600 0 21600 21600 0 21600 0 0 Z N"/>
        </draw:custom-shape>
        <draw:custom-shape draw:style-name="gr36" draw:text-style-name="P19" xml:id="id49" draw:id="id49" draw:layer="layout" svg:width="5.207cm" svg:height="1.397cm" svg:x="14.332cm" svg:y="23.121cm">
          <draw:glue-point draw:id="4" svg:x="-2.85cm" svg:y="-4.774cm"/>
          <text:p text:style-name="P18">Closedown, v1</text:p>
          <draw:enhanced-geometry svg:viewBox="0 0 21600 21600" draw:type="rectangle" draw:enhanced-path="M 0 0 L 21600 0 21600 21600 0 21600 0 0 Z N"/>
        </draw:custom-shape>
        <draw:custom-shape draw:style-name="gr36" draw:text-style-name="P19" xml:id="id50" draw:id="id50" draw:layer="layout" svg:width="5.207cm" svg:height="1.397cm" svg:x="9.732cm" svg:y="27.821cm">
          <draw:glue-point draw:id="4" svg:x="-2.256cm" svg:y="-5.168cm"/>
          <draw:glue-point draw:id="5" svg:x="3.597cm" svg:y="4.831cm"/>
          <text:p text:style-name="P18">Phaseout, v2</text:p>
          <draw:enhanced-geometry svg:viewBox="0 0 21600 21600" draw:type="rectangle" draw:enhanced-path="M 0 0 L 21600 0 21600 21600 0 21600 0 0 Z N"/>
        </draw:custom-shape>
        <draw:custom-shape draw:style-name="gr36" draw:text-style-name="P19" xml:id="id51" draw:id="id51" draw:layer="layout" svg:width="5.207cm" svg:height="1.397cm" svg:x="14.332cm" svg:y="30.121cm">
          <draw:glue-point draw:id="4" svg:x="-2.85cm" svg:y="-4.881cm"/>
          <text:p text:style-name="P18">Closedown, v2</text:p>
          <draw:enhanced-geometry svg:viewBox="0 0 21600 21600" draw:type="rectangle" draw:enhanced-path="M 0 0 L 21600 0 21600 21600 0 21600 0 0 Z N"/>
        </draw:custom-shape>
        <draw:connector draw:style-name="gr52" draw:text-style-name="P20" draw:layer="layout" draw:type="line" svg:x1="5.571cm" svg:y1="17.763cm" svg:x2="6.589cm" svg:y2="18.527cm" draw:start-shape="id42" draw:start-glue-point="5" draw:end-shape="id46" draw:end-glue-point="5" svg:d="M5571 17763l1018 764" svg:viewBox="0 0 1019 765">
          <text:p/>
        </draw:connector>
        <draw:connector draw:style-name="gr53" draw:text-style-name="P20" draw:layer="layout" draw:type="line" svg:x1="10.016cm" svg:y1="19.918cm" svg:x2="11.161cm" svg:y2="20.821cm" draw:start-shape="id46" draw:start-glue-point="6" draw:end-shape="id48" draw:end-glue-point="4" svg:d="M10016 19918l1145 903" svg:viewBox="0 0 1146 904">
          <text:p/>
        </draw:connector>
        <draw:connector draw:style-name="gr54" draw:text-style-name="P20" draw:layer="layout" draw:type="line" svg:x1="14.207cm" svg:y1="22.208cm" svg:x2="15.452cm" svg:y2="23.153cm" draw:start-shape="id48" draw:start-glue-point="5" draw:end-shape="id49" draw:end-glue-point="4" svg:d="M14207 22208l1245 945" svg:viewBox="0 0 1246 946">
          <text:p/>
        </draw:connector>
        <draw:connector draw:style-name="gr55" draw:text-style-name="P20" draw:layer="layout" draw:type="line" svg:x1="5.571cm" svg:y1="24.818cm" svg:x2="6.589cm" svg:y2="25.521cm" draw:start-shape="id43" draw:start-glue-point="5" draw:end-shape="id47" draw:end-glue-point="5" svg:d="M5571 24818l1018 703" svg:viewBox="0 0 1019 704">
          <text:p/>
        </draw:connector>
        <draw:connector draw:style-name="gr56" draw:text-style-name="P20" draw:layer="layout" draw:type="line" svg:x1="10.016cm" svg:y1="26.918cm" svg:x2="11.161cm" svg:y2="27.821cm" draw:start-shape="id47" draw:start-glue-point="6" draw:end-shape="id50" draw:end-glue-point="4" svg:d="M10016 26918l1145 903" svg:viewBox="0 0 1146 904">
          <text:p/>
        </draw:connector>
        <draw:connector draw:style-name="gr57" draw:text-style-name="P20" draw:layer="layout" draw:type="line" svg:x1="14.207cm" svg:y1="29.193cm" svg:x2="15.452cm" svg:y2="30.138cm" draw:start-shape="id50" draw:start-glue-point="5" draw:end-shape="id51" draw:end-glue-point="4" svg:d="M14207 29193l1245 945" svg:viewBox="0 0 1246 946">
          <text:p/>
        </draw:connector>
        <draw:frame draw:style-name="gr45" draw:text-style-name="P19" draw:layer="layout" svg:width="3.139cm" svg:height="1.313cm" svg:x="0.114cm" svg:y="14.654cm">
          <draw:text-box>
            <text:p text:style-name="P23">First running<text:line-break/>version</text:p>
          </draw:text-box>
        </draw:frame>
        <draw:frame draw:style-name="gr58" draw:text-style-name="P19" draw:layer="layout" svg:width="2.995cm" svg:height="1.313cm" svg:x="0.115cm" svg:y="19.955cm">
          <draw:text-box>
            <text:p text:style-name="P23">Evolution of<text:line-break/>new version</text:p>
          </draw:text-box>
        </draw:frame>
        <draw:frame draw:style-name="gr58" draw:text-style-name="P19" draw:layer="layout" svg:width="2.995cm" svg:height="1.313cm" svg:x="0.116cm" svg:y="26.656cm">
          <draw:text-box>
            <text:p text:style-name="P23">Evolution of<text:line-break/>new version</text:p>
          </draw:text-box>
        </draw:frame>
      </draw:page>
      <draw:page draw:name="page4" draw:style-name="dp1" draw:master-page-name="Default">
        <draw:custom-shape draw:style-name="gr59" draw:text-style-name="P19" xml:id="id52" draw:id="id52" draw:layer="layout" svg:width="5.207cm" svg:height="1.405cm" svg:x="1.052cm" svg:y="0.921cm">
          <text:p text:style-name="P18">Initial Development</text:p>
          <draw:enhanced-geometry svg:viewBox="0 0 21600 21600" draw:type="rectangle" draw:enhanced-path="M 0 0 L 21600 0 21600 21600 0 21600 0 0 Z N"/>
        </draw:custom-shape>
        <draw:custom-shape draw:style-name="gr60" draw:text-style-name="P19" xml:id="id53" draw:id="id53" draw:layer="layout" svg:width="5.207cm" svg:height="1.404cm" svg:x="4.352cm" svg:y="3.236cm">
          <draw:glue-point draw:id="4" svg:x="3.629cm" svg:y="-5.297cm"/>
          <text:p text:style-name="P18">Evolution</text:p>
          <draw:enhanced-geometry svg:viewBox="0 0 21600 21600" draw:type="rectangle" draw:enhanced-path="M 0 0 L 21600 0 21600 21600 0 21600 0 0 Z N"/>
        </draw:custom-shape>
        <draw:custom-shape draw:style-name="gr60" draw:text-style-name="P19" xml:id="id54" draw:id="id54" draw:layer="layout" svg:width="5.207cm" svg:height="1.404cm" svg:x="7.552cm" svg:y="5.548cm">
          <draw:glue-point draw:id="4" svg:x="3.721cm" svg:y="-5.218cm"/>
          <text:p text:style-name="P18">Servicing</text:p>
          <draw:enhanced-geometry svg:viewBox="0 0 21600 21600" draw:type="rectangle" draw:enhanced-path="M 0 0 L 21600 0 21600 21600 0 21600 0 0 Z N"/>
        </draw:custom-shape>
        <draw:custom-shape draw:style-name="gr59" draw:text-style-name="P19" xml:id="id55" draw:id="id55" draw:layer="layout" svg:width="5.207cm" svg:height="1.405cm" svg:x="10.752cm" svg:y="7.862cm">
          <text:p text:style-name="P18">Phaseout</text:p>
          <draw:enhanced-geometry svg:viewBox="0 0 21600 21600" draw:type="rectangle" draw:enhanced-path="M 0 0 L 21600 0 21600 21600 0 21600 0 0 Z N"/>
        </draw:custom-shape>
        <draw:custom-shape draw:style-name="gr59" draw:text-style-name="P19" xml:id="id56" draw:id="id56" draw:layer="layout" svg:width="5.207cm" svg:height="1.405cm" svg:x="14.252cm" svg:y="10.377cm">
          <text:p text:style-name="P18">Closedown</text:p>
          <draw:enhanced-geometry svg:viewBox="0 0 21600 21600" draw:type="rectangle" draw:enhanced-path="M 0 0 L 21600 0 21600 21600 0 21600 0 0 Z N"/>
        </draw:custom-shape>
        <draw:connector draw:style-name="gr37" draw:text-style-name="P20" draw:layer="layout" draw:type="line" svg:x1="3.655cm" svg:y1="2.326cm" svg:x2="6.955cm" svg:y2="3.236cm" draw:start-shape="id52" draw:start-glue-point="2" draw:end-shape="id53" draw:end-glue-point="0" svg:d="M3655 2326l3300 910" svg:viewBox="0 0 3301 911">
          <text:p/>
        </draw:connector>
        <draw:connector draw:style-name="gr38" draw:text-style-name="P20" draw:layer="layout" draw:type="line" svg:x1="6.955cm" svg:y1="4.64cm" svg:x2="10.155cm" svg:y2="5.548cm" draw:start-shape="id53" draw:start-glue-point="2" draw:end-shape="id54" draw:end-glue-point="0" svg:d="M6955 4640l3200 908" svg:viewBox="0 0 3201 909">
          <text:p/>
        </draw:connector>
        <draw:connector draw:style-name="gr39" draw:text-style-name="P20" draw:layer="layout" draw:type="line" svg:x1="10.155cm" svg:y1="6.952cm" svg:x2="13.355cm" svg:y2="7.862cm" draw:start-shape="id54" draw:start-glue-point="2" draw:end-shape="id55" draw:end-glue-point="0" svg:d="M10155 6952l3200 910" svg:viewBox="0 0 3201 911">
          <text:p/>
        </draw:connector>
        <draw:connector draw:style-name="gr40" draw:text-style-name="P20" draw:layer="layout" draw:type="line" svg:x1="13.355cm" svg:y1="9.267cm" svg:x2="16.855cm" svg:y2="10.377cm" draw:start-shape="id55" draw:start-glue-point="2" draw:end-shape="id56" draw:end-glue-point="0" svg:d="M13355 9267l3500 1110" svg:viewBox="0 0 3501 1111">
          <text:p/>
        </draw:connector>
        <draw:connector draw:style-name="gr41" draw:text-style-name="P20" draw:layer="layout" draw:line-skew="4.744cm" svg:x1="9.559cm" svg:y1="3.938cm" svg:x2="8.844cm" svg:y2="3.236cm" draw:start-shape="id53" draw:start-glue-point="1" draw:end-shape="id53" draw:end-glue-point="4" svg:d="M9559 3938h5284v-1243h-5999v541" svg:viewBox="0 0 6000 1244">
          <text:p/>
        </draw:connector>
        <draw:connector draw:style-name="gr42" draw:text-style-name="P20" draw:layer="layout" draw:line-skew="4.338cm" svg:x1="12.759cm" svg:y1="6.25cm" svg:x2="12.092cm" svg:y2="5.548cm" draw:start-shape="id54" draw:start-glue-point="1" draw:end-shape="id54" draw:end-glue-point="4" svg:d="M12759 6250h4878v-1243h-5545v541" svg:viewBox="0 0 5546 1244">
          <text:p/>
        </draw:connector>
        <draw:frame draw:style-name="gr61" draw:text-style-name="P22" draw:layer="layout" svg:width="4.582cm" svg:height="0.661cm" svg:x="9.742cm" svg:y="2.829cm">
          <draw:text-box>
            <text:p text:style-name="P21">Evolution changes</text:p>
          </draw:text-box>
        </draw:frame>
        <draw:frame draw:style-name="gr62" draw:text-style-name="P22" draw:layer="layout" svg:width="4.439cm" svg:height="0.661cm" svg:x="12.942cm" svg:y="5.144cm">
          <draw:text-box>
            <text:p text:style-name="P21">Servicing patches</text:p>
          </draw:text-box>
        </draw:frame>
        <draw:frame draw:style-name="gr63" draw:text-style-name="P19" draw:layer="layout" svg:width="3.139cm" svg:height="1.32cm" svg:x="0.833cm" svg:y="2.461cm">
          <draw:text-box>
            <text:p text:style-name="P23">First running<text:line-break/>version</text:p>
          </draw:text-box>
        </draw:frame>
        <draw:frame draw:style-name="gr64" draw:text-style-name="P22" draw:layer="layout" svg:width="4.519cm" svg:height="0.66cm" svg:x="2.876cm" svg:y="4.851cm">
          <draw:text-box>
            <text:p text:style-name="P21">Loss of evolability</text:p>
          </draw:text-box>
        </draw:frame>
        <draw:frame draw:style-name="gr65" draw:text-style-name="P22" draw:layer="layout" svg:width="5.662cm" svg:height="0.662cm" svg:x="4.951cm" svg:y="7.112cm">
          <draw:text-box>
            <text:p text:style-name="P21">Servicing discontinued</text:p>
          </draw:text-box>
        </draw:frame>
        <draw:frame draw:style-name="gr66" draw:text-style-name="P22" draw:layer="layout" svg:width="2.398cm" svg:height="0.661cm" svg:x="11.707cm" svg:y="9.602cm">
          <draw:text-box>
            <text:p text:style-name="P21">Switchoff</text:p>
          </draw:text-box>
        </draw:frame>
        <draw:connector draw:style-name="gr67" draw:text-style-name="P20" draw:layer="layout" draw:line-skew="-1.794cm" svg:x1="7.552cm" svg:y1="6.25cm" svg:x2="4.352cm" svg:y2="3.938cm" draw:start-shape="id54" draw:start-glue-point="3" draw:end-shape="id53" draw:end-glue-point="3" svg:d="M7552 6250h-5536v-2312h2336" svg:viewBox="0 0 5537 2313">
          <text:p/>
        </draw:connector>
        <draw:connector draw:style-name="gr68" draw:text-style-name="P20" draw:layer="layout" draw:line-skew="-2.429cm" svg:x1="10.752cm" svg:y1="8.564cm" svg:x2="4.352cm" svg:y2="3.938cm" draw:start-shape="id55" draw:start-glue-point="3" draw:end-shape="id53" draw:end-glue-point="3" svg:d="M10752 8564h-9371v-4626h2971" svg:viewBox="0 0 9372 4627">
          <text:p/>
        </draw:connector>
        <draw:custom-shape draw:style-name="gr69" draw:text-style-name="P19" xml:id="id57" draw:id="id57" draw:layer="layout" svg:width="5.207cm" svg:height="1.406cm" svg:x="7.922cm" svg:y="13.997cm">
          <text:p text:style-name="P18">Change Requ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xml:id="id58" draw:id="id58" draw:layer="layout" svg:width="8.382cm" svg:height="4.553cm" svg:x="6.334cm" svg:y="17.015cm">
          <text:p text:style-name="P18">Analyze and Plan 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9" draw:layer="layout" svg:width="8.001cm" svg:height="1.405cm" svg:x="6.525cm" svg:y="17.856cm">
          <text:p text:style-name="P18">Program comprehens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2" draw:text-style-name="P19" draw:layer="layout" svg:width="8.001cm" svg:height="1.404cm" svg:x="6.525cm" svg:y="19.868cm">
          <text:p text:style-name="P18">Change impact analysi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0" draw:text-style-name="P19" xml:id="id59" draw:id="id59" draw:layer="layout" svg:width="8.382cm" svg:height="4.553cm" svg:x="6.334cm" svg:y="23.051cm">
          <text:p text:style-name="P18">Implement 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9" draw:layer="layout" svg:width="8.001cm" svg:height="1.405cm" svg:x="6.525cm" svg:y="23.89cm">
          <text:p text:style-name="P18">Restructurin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1" draw:text-style-name="P19" draw:layer="layout" svg:width="8.001cm" svg:height="1.405cm" svg:x="6.525cm" svg:y="25.902cm">
          <text:p text:style-name="P18">Change propag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9" xml:id="id60" draw:id="id60" draw:layer="layout" svg:width="5.207cm" svg:height="1.404cm" svg:x="7.922cm" svg:y="29.086cm">
          <text:p text:style-name="P18">Verify and vali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9" xml:id="id61" draw:id="id61" draw:layer="layout" svg:width="5.207cm" svg:height="1.405cm" svg:x="7.922cm" svg:y="32.104cm">
          <text:p text:style-name="P18">Documentation<text:line-break/>chan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0" draw:layer="layout" draw:type="line" svg:x1="10.525cm" svg:y1="15.403cm" svg:x2="10.525cm" svg:y2="17.015cm" draw:start-shape="id57" draw:start-glue-point="2" draw:end-shape="id58" draw:end-glue-point="0" svg:d="M10525 15403v1612" svg:viewBox="0 0 1 1613">
          <text:p/>
        </draw:connector>
        <draw:connector draw:style-name="gr74" draw:text-style-name="P20" draw:layer="layout" draw:type="line" svg:x1="10.525cm" svg:y1="21.568cm" svg:x2="10.525cm" svg:y2="23.051cm" draw:start-shape="id58" draw:start-glue-point="2" draw:end-shape="id59" draw:end-glue-point="0" svg:d="M10525 21568v1483" svg:viewBox="0 0 1 1484">
          <text:p/>
        </draw:connector>
        <draw:connector draw:style-name="gr75" draw:text-style-name="P20" draw:layer="layout" draw:type="line" svg:x1="10.525cm" svg:y1="27.604cm" svg:x2="10.525cm" svg:y2="29.086cm" draw:start-shape="id59" draw:start-glue-point="2" draw:end-shape="id60" draw:end-glue-point="0" svg:d="M10525 27604v1482" svg:viewBox="0 0 1 1483">
          <text:p/>
        </draw:connector>
        <draw:connector draw:style-name="gr76" draw:text-style-name="P20" draw:layer="layout" draw:type="line" svg:x1="10.525cm" svg:y1="30.49cm" svg:x2="10.525cm" svg:y2="32.104cm" draw:start-shape="id60" draw:start-glue-point="2" draw:end-shape="id61" draw:end-glue-point="0" svg:d="M10525 30490v1614" svg:viewBox="0 0 1 1615">
          <text:p/>
        </draw:connector>
        <draw:connector draw:style-name="gr77" draw:text-style-name="P20" draw:layer="layout" draw:type="curve" draw:line-skew="-1.713cm" svg:x1="7.922cm" svg:y1="29.788cm" svg:x2="6.334cm" svg:y2="25.327cm" draw:start-shape="id60" draw:start-glue-point="3" draw:end-shape="id59" draw:end-glue-point="3" svg:d="M7922 29788c-5763 0-4969-4461-1588-4461" svg:viewBox="0 0 4231 4462">
          <text:p/>
        </draw:connector>
        <draw:connector draw:style-name="gr78" draw:text-style-name="P20" draw:layer="layout" draw:type="curve" draw:line-skew="-1.967cm" svg:x1="6.334cm" svg:y1="19.291cm" svg:x2="7.922cm" svg:y2="14.7cm" draw:start-shape="id58" draw:start-glue-point="3" draw:end-shape="id57" draw:end-glue-point="3" svg:d="M6334 19291c-3762 0-4556-4591 1588-4591" svg:viewBox="0 0 4516 4592">
          <text:p/>
        </draw:connector>
        <draw:connector draw:style-name="gr79" draw:text-style-name="P20" draw:layer="layout" draw:type="curve" draw:line-skew="5.441cm" svg:x1="13.129cm" svg:y1="32.806cm" svg:x2="13.129cm" svg:y2="14.7cm" draw:start-shape="id61" draw:start-glue-point="1" draw:end-shape="id57" draw:end-glue-point="1" svg:d="M13129 32806c8971 0 8971-18106 0-18106" svg:viewBox="0 0 6729 18107">
          <text:p/>
        </draw:connector>
        <draw:frame draw:style-name="gr80" draw:text-style-name="P22" draw:layer="layout" svg:width="2.059cm" svg:height="1.32cm" svg:x="3.835cm" svg:y="16.395cm">
          <draw:text-box>
            <text:p text:style-name="P21">Request<text:line-break/>rejected</text:p>
          </draw:text-box>
        </draw:frame>
        <draw:frame draw:style-name="gr81" draw:text-style-name="P24" draw:layer="layout" svg:width="4.337cm" svg:height="1.321cm" svg:x="4.081cm" svg:y="27.174cm">
          <draw:text-box>
            <text:p text:style-name="P21">Further<text:line-break/>changes required</text:p>
          </draw:text-box>
        </draw:frame>
        <draw:frame draw:style-name="gr82" draw:text-style-name="P26" draw:layer="layout" svg:width="3.88cm" svg:height="1.321cm" svg:x="15.332cm" svg:y="22.206cm">
          <draw:text-box>
            <text:p text:style-name="P25">Select a new<text:line-break/>change reque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fill="none" draw:fill-gradient-name="Gradient_20_1" draw:fill-hatch-name="Red_20_90_20_Degrees_20_Crossed_20_1" draw:fill-image-name="Bitmap_20_1"/>
      <style:text-properties style:font-name="Roboto2" fo:font-family="Roboto" style:font-style-name="Regular" style:font-pitch="variable" fo:font-size="16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/>
      <style:text-properties style:font-name="Roboto2" fo:font-family="Roboto" style:font-style-name="Regular" style:font-pitch="variable" fo:font-size="16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style:font-name="Roboto2" fo:font-family="Roboto" style:font-style-name="Regular" style:font-pitch="variable"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style:font-name="Roboto2" fo:font-family="Roboto" style:font-style-name="Regular" style:font-pitch="variable"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7T11:44:50.435157804</meta:creation-date>
    <meta:generator>LibreOffice/7.0.3.1$Linux_X86_64 LibreOffice_project/00$Build-1</meta:generator>
    <dc:date>2021-01-17T14:46:59.297787380</dc:date>
    <dc:creator>Isaac Griffith</dc:creator>
    <meta:editing-duration>PT10M24S</meta:editing-duration>
    <meta:editing-cycles>5</meta:editing-cycles>
    <meta:document-statistic meta:object-count="179"/>
  </office:meta>
</office:document-meta>
</file>